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6.227cm" fo:min-width="8.89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5.465cm" fo:min-width="7.041cm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0.412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105cm" fo:min-width="6.006cm"/>
    </style:style>
    <style:style style:name="gr9" style:family="graphic" style:parent-style-name="objectwithoutfill">
      <style:graphic-properties svg:stroke-color="#661900" draw:marker-start="Diamond_20_unfilled" draw:fill="none" draw:textarea-vertical-align="middle"/>
    </style:style>
    <style:style style:name="gr10" style:family="graphic" style:parent-style-name="objectwithoutfill">
      <style:graphic-properties draw:stroke="dash" draw:stroke-dash="Dashed_20__28_var_29_" svg:stroke-color="#9900ff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0.433cm" fo:min-width="2.885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0pt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7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.5pt" style:font-size-asian="14pt" style:font-size-complex="14pt"/>
    </style:style>
    <style:style style:name="P9" style:family="paragraph">
      <style:text-properties fo:color="#661900"/>
    </style:style>
    <style:style style:name="P10" style:family="paragraph">
      <loext:graphic-properties draw:fill="none" draw:fill-color="#ffffff"/>
      <style:text-properties fo:color="#661900" fo:font-size="20pt" style:font-size-asian="20pt" style:font-size-complex="20pt"/>
    </style:style>
    <style:style style:name="P11" style:family="paragraph">
      <loext:graphic-properties draw:fill="none"/>
      <style:paragraph-properties fo:text-align="center"/>
      <style:text-properties fo:color="#9900ff"/>
    </style:style>
    <style:style style:name="P12" style:family="paragraph">
      <style:text-properties fo:color="#9900ff"/>
    </style:style>
    <style:style style:name="P13" style:family="paragraph">
      <loext:graphic-properties draw:fill="none" draw:fill-color="#ffffff"/>
      <style:text-properties fo:color="#9900ff" fo:font-size="11pt" style:font-size-asian="11pt" style:font-size-complex="11pt"/>
    </style:style>
    <style:style style:name="T1" style:family="text">
      <style:text-properties fo:color="#009900" style:font-name="Courier New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1" fo:font-size="10pt" style:font-size-asian="10pt" style:font-size-complex="10pt"/>
    </style:style>
    <style:style style:name="T3" style:family="text">
      <style:text-properties fo:color="#00ccff" style:font-name="Courier New1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ff" style:font-name="Courier New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color="#ff6600" style:font-name="Courier New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ff0000" fo:font-size="10.5pt" style:font-size-asian="14pt" style:font-size-complex="14pt"/>
    </style:style>
    <style:style style:name="T9" style:family="text">
      <style:text-properties fo:color="#009933" style:font-name="Courier New1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Courier New1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Courier New1" fo:font-size="6pt" style:text-underline-style="solid" style:text-underline-width="auto" style:text-underline-color="font-color" style:font-size-asian="6pt" style:font-size-complex="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398cm" svg:height="6.477cm" svg:x="11.206cm" svg:y="3.159cm">
          <text:p text:style-name="P1"><text:span text:style-name="T1">+Ballplayer</text:span></text:p>
          <text:p text:style-name="P1"><text:span text:style-name="T2">-name : String</text:span></text:p>
          <text:p text:style-name="P1"><text:span text:style-name="T2">-age : int</text:span></text:p>
          <text:p text:style-name="P1"><text:span text:style-name="T2">-uni : int</text:span></text:p>
          <text:p text:style-name="P1"><text:span text:style-name="T2">-numHits : int</text:span></text:p>
          <text:p text:style-name="P1"><text:span text:style-name="T2">-numAtBats : int</text:span></text:p>
          <text:p text:style-name="P1"><text:span text:style-name="T2">+Ballplayer(name: String, yrsOld: int)</text:span></text:p>
          <text:p text:style-name="P1"><text:span text:style-name="T2">+getName() : String</text:span></text:p>
          <text:p text:style-name="P1"><text:span text:style-name="T3">+getAge() : int</text:span></text:p>
          <text:p text:style-name="P1"><text:span text:style-name="T3">-setAge(newAge: int) : void</text:span></text:p>
          <text:p text:style-name="P1"><text:span text:style-name="T2">+getBattingAverage() : double</text:span></text:p>
          <text:p text:style-name="P1"><text:span text:style-name="T2">~strikeout() : void</text:span></text:p>
          <text:p text:style-name="P1"><text:span text:style-name="T2">~getAHit() : void</text:span></text:p>
          <text:p text:style-name="P1"><text:span text:style-name="T2">+getAHit(numBases: int) : void</text:span></text:p>
          <text:p text:style-name="P1"><text:span text:style-name="T2">+toString() : String</text:span></text:p>
          <text:p text:style-name="P1"><text:span text:style-name="T2">+isBetterThan(other : Ballplayer) : boo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206cm" svg:y1="3.644cm" svg:x2="20.604cm" svg:y2="3.644cm">
          <text:p/>
        </draw:line>
        <draw:line draw:style-name="gr2" draw:text-style-name="P3" draw:layer="layout" svg:x1="11.206cm" svg:y1="5.626cm" svg:x2="20.604cm" svg:y2="5.626cm">
          <text:p/>
        </draw:line>
        <draw:custom-shape draw:style-name="gr3" draw:text-style-name="P2" xml:id="id1" draw:id="id1" draw:layer="layout" svg:width="7.541cm" svg:height="5.715cm" svg:x="1.006cm" svg:y="3.159cm">
          <text:p text:style-name="P1"><text:span text:style-name="T2">+Team</text:span></text:p>
          <text:p text:style-name="P1"><text:span text:style-name="T4">-numTeams : int</text:span></text:p>
          <text:p text:style-name="P1"><text:span text:style-name="T2">-city : String</text:span></text:p>
          <text:p text:style-name="P1"><text:span text:style-name="T2">-mascot : String</text:span></text:p>
          <text:p text:style-name="P1"><text:span text:style-name="T2">-league : String</text:span></text:p>
          <text:p text:style-name="P1"><text:span text:style-name="T5">~Team(city: String, mascot: String)</text:span></text:p>
          <text:p text:style-name="P1"><text:span text:style-name="T2">+getCity() : String</text:span></text:p>
          <text:p text:style-name="P1"><text:span text:style-name="T2">-setCity() : String</text:span></text:p>
          <text:p text:style-name="P1"><text:span text:style-name="T2">+getMascot() : String</text:span></text:p>
          <text:p text:style-name="P1"><text:span text:style-name="T2">-getMascot() : String</text:span></text:p>
          <text:p text:style-name="P1"><text:span text:style-name="T2">+add(b: Ballplayer) : void</text:span></text:p>
          <text:p text:style-name="P1"><text:span text:style-name="T2">+printRoster() : void</text:span></text:p>
          <text:p text:style-name="P1"><text:span text:style-name="T2">~bestHitter() : Ballplayer</text:span></text:p>
          <text:p text:style-name="P1"><text:span text:style-name="T2">+toString() 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006cm" svg:y1="3.644cm" svg:x2="8.547cm" svg:y2="3.644cm">
          <text:p/>
        </draw:line>
        <draw:line draw:style-name="gr2" draw:text-style-name="P3" draw:layer="layout" svg:x1="1.006cm" svg:y1="5.208cm" svg:x2="8.547cm" svg:y2="5.208cm">
          <text:p/>
        </draw:line>
        <draw:connector draw:style-name="gr4" draw:text-style-name="P4" draw:layer="layout" draw:type="lines" svg:x1="8.547cm" svg:y1="6.016cm" svg:x2="11.206cm" svg:y2="6.397cm" draw:start-shape="id1" draw:start-glue-point="1" draw:end-shape="id2" svg:d="M8547 6016h500l1658 381h501" svg:viewBox="0 0 2660 382">
          <text:p/>
        </draw:connector>
        <draw:frame draw:style-name="gr5" draw:text-style-name="P6" draw:layer="layout" svg:width="0.887cm" svg:height="1.038cm" svg:x="10.548cm" svg:y="5.573cm">
          <draw:text-box>
            <text:p text:style-name="P5"><text:span text:style-name="T6">*</text:span></text:p>
          </draw:text-box>
        </draw:frame>
        <draw:frame draw:style-name="gr6" draw:text-style-name="P7" draw:layer="layout" svg:width="0.889cm" svg:height="0.806cm" svg:x="8.414cm" svg:y="5.329cm">
          <draw:text-box>
            <text:p text:style-name="P5"><text:span text:style-name="T7">1</text:span></text:p>
          </draw:text-box>
        </draw:frame>
        <draw:frame draw:style-name="gr7" draw:text-style-name="P8" draw:layer="layout" svg:width="1.601cm" svg:height="0.662cm" svg:x="9.763cm" svg:y="6.434cm">
          <draw:text-box>
            <text:p><text:span text:style-name="T8">-roster</text:span></text:p>
          </draw:text-box>
        </draw:frame>
        <draw:custom-shape draw:style-name="gr8" draw:text-style-name="P2" xml:id="id3" draw:id="id3" draw:layer="layout" svg:width="6.506cm" svg:height="1.355cm" svg:x="2.103cm" svg:y="10.859cm">
          <text:p text:style-name="P1"><text:span text:style-name="T9">Simulator</text:span></text:p>
          <text:p text:style-name="P1"><text:span text:style-name="T10">+main(args: String[]) : void</text:span></text:p>
          <text:p text:style-name="P1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084cm" svg:y1="11.957cm" svg:x2="8.59cm" svg:y2="11.957cm">
          <text:p/>
        </draw:line>
        <draw:line draw:style-name="gr2" draw:text-style-name="P3" draw:layer="layout" svg:x1="2.103cm" svg:y1="11.364cm" svg:x2="8.609cm" svg:y2="11.364cm">
          <text:p/>
        </draw:line>
        <draw:connector draw:style-name="gr9" draw:text-style-name="P4" draw:layer="layout" draw:type="lines" svg:x1="5.356cm" svg:y1="10.859cm" svg:x2="4.776cm" svg:y2="8.874cm" draw:start-shape="id3" draw:start-glue-point="0" draw:end-shape="id1" draw:end-glue-point="2" svg:d="M5356 10859v-502l-580-983v-500" svg:viewBox="0 0 581 1986">
          <text:p/>
        </draw:connector>
        <draw:frame draw:style-name="gr5" draw:text-style-name="P10" draw:layer="layout" svg:width="0.887cm" svg:height="1.038cm" svg:x="4.649cm" svg:y="8.673cm">
          <draw:text-box>
            <text:p text:style-name="P9"><text:span text:style-name="T12">*</text:span></text:p>
          </draw:text-box>
        </draw:frame>
        <draw:connector draw:style-name="gr10" draw:text-style-name="P11" draw:layer="layout" draw:type="line" svg:x1="8.609cm" svg:y1="11.536cm" svg:x2="15.905cm" svg:y2="9.636cm" draw:start-shape="id3" draw:start-glue-point="1" draw:end-shape="id2" draw:end-glue-point="2" svg:d="M8609 11536l7296-1900" svg:viewBox="0 0 7297 1901">
          <text:p/>
        </draw:connector>
        <draw:frame draw:style-name="gr11" draw:text-style-name="P13" draw:layer="layout" svg:width="3.385cm" svg:height="0.683cm" svg:x="10.964cm" svg:y="10.632cm">
          <draw:text-box draw:corner-radius="2.032cm">
            <text:p text:style-name="P12"><text:span text:style-name="T13">&lt;&lt;instantiate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6T17:36:15.462137729</dc:date>
    <meta:editing-duration>PT30M57S</meta:editing-duration>
    <meta:editing-cycles>11</meta:editing-cycles>
    <meta:document-statistic meta:object-count="17"/>
  </office:meta>
</office:document-meta>
</file>